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2-01-23">23.01.12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29" draw:id="id29">
          <draw:rect draw:style-name="gr1" draw:text-style-name="P3" draw:layer="layout" svg:width="2.25cm" svg:height="1cm" svg:x="26.4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8.4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5" draw:id="id35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4.75cm" svg:y="17cm">
            <text:p text:style-name="P1">GUI</text:p>
          </draw:rect>
          <draw:custom-shape draw:style-name="gr10" draw:text-style-name="P1" draw:layer="layout" svg:width="0.25cm" svg:height="0.25cm" svg:x="16.7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17.5cm" svg:x2="18.5cm" svg:y2="16cm" draw:start-shape="id23" draw:start-glue-point="1" draw:end-shape="id24" draw:end-glue-point="3" svg:d="m17000 17500h750v-1500h750">
          <text:p/>
        </draw:connector>
        <draw:g xml:id="id25" draw:id="id25">
          <draw:rect draw:style-name="gr1" draw:text-style-name="P3" draw:layer="layout" svg:width="2.25cm" svg:height="1cm" svg:x="13.25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.2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25cm" svg:height="1cm" svg:x="16.5cm" svg:y="11.5cm">
            <text:p text:style-name="P1"><text:span text:style-name="T2">Hanse2012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18.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2cm" draw:start-shape="id25" draw:start-glue-point="1" draw:end-shape="id26" draw:end-glue-point="3" svg:d="m15500 12500h500v-500h500">
          <text:p/>
        </draw:connector>
        <draw:g xml:id="id27" draw:id="id27">
          <draw:rect draw:style-name="gr1" draw:text-style-name="P3" draw:layer="layout" svg:width="2.25cm" svg:height="1cm" svg:x="16.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18.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5cm" svg:y1="12.5cm" svg:x2="16.5cm" svg:y2="13.5cm" draw:start-shape="id25" draw:start-glue-point="1" draw:end-shape="id27" draw:end-glue-point="3" svg:d="m15500 12500h500v1000h500">
          <text:p/>
        </draw:connector>
        <draw:g xml:id="id28" draw:id="id28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28" svg:d="m13750 11000h625v-2500h625">
          <text:p/>
        </draw:connector>
        <draw:connector draw:style-name="gr4" draw:text-style-name="P1" draw:layer="layout" svg:x1="17.5cm" svg:y1="8.5cm" svg:x2="26.45cm" svg:y2="11cm" draw:start-shape="id28" draw:start-glue-point="1" draw:end-shape="id29" svg:d="m17500 8500h4475v2500h4475">
          <text:p/>
        </draw:connector>
        <draw:g xml:id="id30" draw:id="id30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3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0" draw:end-glue-point="3" svg:d="m13750 11000h625v-1000h625">
          <text:p/>
        </draw:connector>
        <draw:connector draw:style-name="gr4" draw:text-style-name="P1" draw:layer="layout" svg:x1="17.5cm" svg:y1="10cm" svg:x2="26.45cm" svg:y2="11cm" draw:start-shape="id30" draw:start-glue-point="1" draw:end-shape="id29" draw:end-glue-point="3" svg:d="m17500 10000h4475v1000h4475">
          <text:p/>
        </draw:connector>
        <draw:g xml:id="id31" draw:id="id31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0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2" draw:id="id32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0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3" draw:id="id33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10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1" draw:start-glue-point="1" draw:end-shape="id32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1" draw:start-glue-point="1" draw:end-shape="id33" svg:d="m6250 17500h1250">
          <text:p/>
        </draw:connector>
        <draw:connector draw:style-name="gr4" draw:text-style-name="P1" draw:layer="layout" svg:x1="6.25cm" svg:y1="17.5cm" svg:x2="7.5cm" svg:y2="19cm" draw:start-shape="id31" draw:start-glue-point="1" draw:end-shape="id34" svg:d="m6250 17500h625v1500h625">
          <text:p/>
        </draw:connector>
        <draw:connector draw:style-name="gr4" draw:text-style-name="P1" draw:layer="layout" svg:x1="12.625cm" svg:y1="11.5cm" svg:x2="13.25cm" svg:y2="12.5cm" draw:start-shape="id20" draw:start-glue-point="2" draw:end-shape="id25" draw:end-glue-point="3" svg:d="m12625 11500v1000h625">
          <text:p/>
        </draw:connector>
        <draw:connector draw:style-name="gr4" draw:text-style-name="P1" draw:layer="layout" svg:x1="18.75cm" svg:y1="12cm" svg:x2="27.575cm" svg:y2="11.5cm" draw:start-shape="id26" draw:start-glue-point="1" draw:end-shape="id29" draw:end-glue-point="2" svg:d="m18750 12000h3850v1h4975v-501">
          <text:p/>
        </draw:connector>
        <draw:connector draw:style-name="gr4" draw:text-style-name="P1" draw:layer="layout" svg:x1="18.75cm" svg:y1="13.5cm" svg:x2="27.575cm" svg:y2="11.5cm" draw:start-shape="id27" draw:start-glue-point="1" draw:end-shape="id29" draw:end-glue-point="2" svg:d="m18750 13500h8825v-2000">
          <text:p/>
        </draw:connector>
        <draw:connector draw:style-name="gr4" draw:text-style-name="P1" draw:layer="layout" svg:x1="3.25cm" svg:y1="17.5cm" svg:x2="4cm" svg:y2="17.5cm" draw:start-shape="id35" draw:start-glue-point="1" draw:end-shape="id31" draw:end-glue-point="3" svg:d="m3250 17500h750">
          <text:p/>
        </draw:connector>
        <draw:connector draw:style-name="gr4" draw:text-style-name="P1" draw:layer="layout" svg:x1="9.75cm" svg:y1="16cm" svg:x2="11.25cm" svg:y2="17.5cm" draw:start-shape="id32" draw:start-glue-point="1" draw:end-shape="id36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3" draw:start-glue-point="1" draw:end-shape="id36" draw:end-glue-point="3" svg:d="m9750 17500h1500">
          <text:p/>
        </draw:connector>
        <draw:connector draw:style-name="gr4" draw:text-style-name="P1" draw:layer="layout" svg:x1="9.75cm" svg:y1="19cm" svg:x2="11.25cm" svg:y2="17.5cm" draw:start-shape="id34" draw:start-glue-point="1" draw:end-shape="id36" draw:end-glue-point="3" svg:d="m9750 19000h750v-1500h750">
          <text:p/>
        </draw:connector>
        <draw:connector draw:style-name="gr4" draw:text-style-name="P1" draw:layer="layout" svg:x1="13.5cm" svg:y1="17.5cm" svg:x2="14.75cm" svg:y2="17.5cm" draw:start-shape="id36" draw:start-glue-point="1" draw:end-shape="id23" svg:d="m13500 17500h1250">
          <text:p/>
        </draw:connector>
        <draw:g xml:id="id37" draw:id="id37">
          <draw:rect draw:style-name="gr1" draw:text-style-name="P3" draw:layer="layout" svg:width="2.75cm" svg:height="1cm" svg:x="14.25cm" svg:y="14.5cm">
            <text:p text:style-name="P1"><text:span text:style-name="T2">Aktor Steuerung</text:span></text:p>
            <text:p text:style-name="P1"><text:span text:style-name="T2">Config XML</text:span></text:p>
          </draw:rect>
          <draw:custom-shape draw:style-name="gr3" draw:text-style-name="P1" draw:layer="layout" svg:width="0.25cm" svg:height="0.25cm" svg:x="16.7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2.625cm" svg:y1="11.5cm" svg:x2="14.25cm" svg:y2="15cm" draw:start-shape="id20" draw:start-glue-point="2" draw:end-shape="id37" draw:end-glue-point="3" svg:d="m12625 11500v3500h1625">
          <text:p/>
        </draw:connector>
        <draw:connector draw:style-name="gr4" draw:text-style-name="P1" draw:layer="layout" svg:x1="17cm" svg:y1="15cm" svg:x2="27.575cm" svg:y2="11.5cm" draw:start-shape="id37" draw:start-glue-point="1" draw:end-shape="id29" draw:end-glue-point="2" svg:d="m17000 15000h10575v-3500">
          <text:p/>
        </draw:connector>
        <draw:g xml:id="id24" draw:id="id24">
          <draw:rect draw:style-name="gr1" draw:text-style-name="P3" draw:layer="layout" svg:width="2.5cm" svg:height="1cm" svg:x="18.5cm" svg:y="15.5cm">
            <text:p text:style-name="P1"><text:span text:style-name="T2">AUV moveable</text:span></text:p>
            <text:p text:style-name="P1"><text:span text:style-name="T2">rotateable</text:span></text:p>
          </draw:rect>
          <draw:custom-shape draw:style-name="gr3" draw:text-style-name="P1" draw:layer="layout" svg:width="0.277cm" svg:height="0.25cm" svg:x="20.723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2.5cm" svg:y="17cm">
            <text:p text:style-name="P1"><text:span text:style-name="T2">Map</text:span></text:p>
          </draw:rect>
          <draw:custom-shape draw:style-name="gr5" draw:text-style-name="P1" draw:layer="layout" svg:width="0.25cm" svg:height="0.25cm" svg:x="24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22.5cm" svg:y="15.5cm">
            <text:p text:style-name="P1"><text:span text:style-name="T2">ViewSplit</text:span></text:p>
          </draw:rect>
          <draw:custom-shape draw:style-name="gr10" draw:text-style-name="P1" draw:layer="layout" svg:width="0.25cm" svg:height="0.25cm" svg:x="24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18.5cm" svg:y="17cm">
            <text:p text:style-name="P1"><text:span text:style-name="T2">Tree</text:span></text:p>
          </draw:rect>
          <draw:custom-shape draw:style-name="gr5" draw:text-style-name="P1" draw:layer="layout" svg:width="0.25cm" svg:height="0.25cm" svg:x="20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20.5cm" svg:y="18.5cm">
            <text:p text:style-name="P1"><text:span text:style-name="T2">DnD</text:span></text:p>
          </draw:rect>
          <draw:custom-shape draw:style-name="gr5" draw:text-style-name="P1" draw:layer="layout" svg:width="0.25cm" svg:height="0.25cm" svg:x="22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1cm" svg:y1="16cm" svg:x2="22.5cm" svg:y2="16cm" draw:start-shape="id24" draw:start-glue-point="1" draw:end-shape="id38" draw:end-glue-point="3" svg:d="m21000 16000h1500">
          <text:p/>
        </draw:connector>
        <draw:connector draw:style-name="gr4" draw:text-style-name="P1" draw:layer="layout" svg:x1="21cm" svg:y1="16cm" svg:x2="22.5cm" svg:y2="17.5cm" draw:start-shape="id24" draw:start-glue-point="1" draw:end-shape="id39" draw:end-glue-point="3" svg:d="m21000 16000h750v1500h750">
          <text:p/>
        </draw:connector>
        <draw:connector draw:style-name="gr4" draw:text-style-name="P1" draw:layer="layout" svg:x1="17cm" svg:y1="17.5cm" svg:x2="18.5cm" svg:y2="17.5cm" draw:start-shape="id23" draw:start-glue-point="1" draw:end-shape="id40" draw:end-glue-point="3" svg:d="m17000 17500h1500">
          <text:p/>
        </draw:connector>
        <draw:connector draw:style-name="gr4" draw:text-style-name="P1" draw:layer="layout" svg:x1="19.625cm" svg:y1="18cm" svg:x2="20.5cm" svg:y2="19cm" draw:start-shape="id40" draw:start-glue-point="2" draw:end-shape="id41" svg:d="m19625 18000v1000h875">
          <text:p/>
        </draw:connector>
        <draw:connector draw:style-name="gr4" draw:text-style-name="P1" draw:layer="layout" svg:x1="22.75cm" svg:y1="19cm" svg:x2="27.575cm" svg:y2="18cm" draw:start-shape="id41" draw:start-glue-point="1" draw:end-shape="id42" draw:end-glue-point="2" svg:d="m22750 19000h4825v-1000">
          <text:p/>
        </draw:connector>
        <draw:connector draw:style-name="gr4" draw:text-style-name="P1" draw:layer="layout" svg:x1="24.75cm" svg:y1="16cm" svg:x2="26.45cm" svg:y2="17.5cm" draw:start-shape="id38" draw:start-glue-point="1" draw:end-shape="id42" svg:d="m24750 16000h850v1500h850">
          <text:p/>
        </draw:connector>
        <draw:connector draw:style-name="gr4" draw:text-style-name="P1" draw:layer="layout" svg:x1="24.75cm" svg:y1="17.5cm" svg:x2="26.45cm" svg:y2="17.5cm" draw:start-shape="id39" draw:start-glue-point="1" draw:end-shape="id42" draw:end-glue-point="3" svg:d="m24750 17500h1700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2-01-23">23.01.12</text:date></text:span></text:p>
          </draw:text-box>
        </draw:frame>
        <draw:g xml:id="id48" draw:id="id48">
          <draw:rect draw:style-name="gr1" draw:text-style-name="P3" draw:layer="layout" svg:width="2.5cm" svg:height="1cm" svg:x="5.5cm" svg:y="1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2" draw:id="id52">
          <draw:rect draw:style-name="gr1" draw:text-style-name="P3" draw:layer="layout" svg:width="2.25cm" svg:height="1cm" svg:x="17.25cm" svg:y="1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9.5cm" svg:y="1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7cm" svg:height="1cm" svg:x="17.3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0" draw:id="id50">
          <draw:rect draw:style-name="gr1" draw:text-style-name="P3" draw:layer="layout" svg:width="2.25cm" svg:height="1cm" svg:x="17.25cm" svg:y="1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5" draw:id="id45">
          <draw:rect draw:style-name="gr1" draw:text-style-name="P3" draw:layer="layout" svg:width="2.25cm" svg:height="1cm" svg:x="1cm" svg:y="16cm">
            <text:p text:style-name="P1"><text:span text:style-name="T2">Milestone 8</text:span></text:p>
          </draw:rect>
          <draw:custom-shape draw:style-name="gr5" draw:text-style-name="P1" draw:layer="layout" svg:width="0.25cm" svg:height="0.25cm" svg:x="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5cm" svg:height="1cm" svg:x="5.5cm" svg:y="1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25cm" svg:height="1cm" svg:x="4cm" svg:y="1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4" draw:id="id44">
          <draw:rect draw:style-name="gr1" draw:text-style-name="P3" draw:layer="layout" svg:width="2.25cm" svg:height="1cm" svg:x="7.5cm" svg:y="1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8.5cm" svg:x2="7.5cm" svg:y2="18.5cm" draw:start-shape="id43" draw:start-glue-point="1" draw:end-shape="id44" draw:end-glue-point="3" svg:d="m6250 18500h1250">
          <text:p/>
        </draw:connector>
        <draw:g xml:id="id47" draw:id="id47">
          <draw:rect draw:style-name="gr1" draw:text-style-name="P3" draw:layer="layout" svg:width="2.25cm" svg:height="1cm" svg:x="13.25cm" svg:y="16cm">
            <text:p text:style-name="P1"><text:span text:style-name="T2">Milestone 9</text:span></text:p>
          </draw:rect>
          <draw:custom-shape draw:style-name="gr5" draw:text-style-name="P1" draw:layer="layout" svg:width="0.25cm" svg:height="0.25cm" svg:x="15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26.45cm" svg:y="16cm">
            <text:p text:style-name="P1"><text:span text:style-name="T2">Milestone 10</text:span></text:p>
          </draw:rect>
          <draw:custom-shape draw:style-name="gr5" draw:text-style-name="P1" draw:layer="layout" svg:width="0.25cm" svg:height="0.25cm" svg:x="28.4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6.5cm" svg:x2="5.5cm" svg:y2="15cm" draw:start-shape="id45" draw:start-glue-point="1" draw:end-shape="id46" draw:end-glue-point="3" svg:d="m3250 16500h1125v-1500h1125">
          <text:p/>
        </draw:connector>
        <draw:connector draw:style-name="gr4" draw:text-style-name="P1" draw:layer="layout" svg:x1="8cm" svg:y1="15cm" svg:x2="14.375cm" svg:y2="16cm" draw:start-shape="id46" draw:start-glue-point="1" draw:end-shape="id47" draw:end-glue-point="0" svg:d="m8000 15000h6375v1000">
          <text:p/>
        </draw:connector>
        <draw:connector draw:style-name="gr4" draw:text-style-name="P1" draw:layer="layout" svg:x1="3.25cm" svg:y1="16.5cm" svg:x2="5.5cm" svg:y2="16.5cm" draw:start-shape="id45" draw:start-glue-point="1" draw:end-shape="id48" svg:d="m3250 16500h2250">
          <text:p/>
        </draw:connector>
        <draw:connector draw:style-name="gr4" draw:text-style-name="P1" draw:layer="layout" svg:x1="8cm" svg:y1="16.5cm" svg:x2="9.5cm" svg:y2="16.5cm" draw:start-shape="id48" draw:start-glue-point="1" draw:end-shape="id49" draw:end-glue-point="3" svg:d="m8000 16500h1500">
          <text:p/>
        </draw:connector>
        <draw:connector draw:style-name="gr4" draw:text-style-name="P1" draw:layer="layout" svg:x1="11.75cm" svg:y1="16.5cm" svg:x2="13.25cm" svg:y2="16.5cm" draw:start-shape="id49" draw:start-glue-point="1" draw:end-shape="id47" draw:end-glue-point="3" svg:d="m11750 16500h1500">
          <text:p/>
        </draw:connector>
        <draw:connector draw:style-name="gr4" draw:text-style-name="P1" draw:layer="layout" svg:x1="2.125cm" svg:y1="17cm" svg:x2="4cm" svg:y2="18.5cm" draw:start-shape="id45" draw:start-glue-point="2" draw:end-shape="id43" svg:d="m2125 17000v1500h1875">
          <text:p/>
        </draw:connector>
        <draw:connector draw:style-name="gr4" draw:text-style-name="P1" draw:layer="layout" svg:x1="9.75cm" svg:y1="18.5cm" svg:x2="10.625cm" svg:y2="17cm" draw:start-shape="id44" draw:start-glue-point="1" draw:end-shape="id49" svg:d="m9750 18500h875v-1500">
          <text:p/>
        </draw:connector>
        <draw:connector draw:style-name="gr4" draw:text-style-name="P1" draw:layer="layout" svg:x1="15.5cm" svg:y1="16.5cm" svg:x2="17.25cm" svg:y2="15cm" draw:start-shape="id47" draw:start-glue-point="1" draw:end-shape="id50" draw:end-glue-point="3" svg:d="m15500 16500h875v-1500h875">
          <text:p/>
        </draw:connector>
        <draw:connector draw:style-name="gr4" draw:text-style-name="P1" draw:layer="layout" svg:x1="15.5cm" svg:y1="16.5cm" svg:x2="17.3cm" svg:y2="16.5cm" draw:start-shape="id47" draw:start-glue-point="1" draw:end-shape="id51" draw:end-glue-point="3" svg:d="m15500 16500h1800">
          <text:p/>
        </draw:connector>
        <draw:connector draw:style-name="gr4" draw:text-style-name="P1" draw:layer="layout" svg:x1="15.5cm" svg:y1="16.5cm" svg:x2="17.25cm" svg:y2="18cm" draw:start-shape="id47" draw:start-glue-point="1" draw:end-shape="id52" draw:end-glue-point="3" svg:d="m15500 16500h875v1500h875">
          <text:p/>
        </draw:connector>
        <draw:g xml:id="id56" draw:id="id56">
          <draw:rect draw:style-name="gr1" draw:text-style-name="P3" draw:layer="layout" svg:width="2.25cm" svg:height="1cm" svg:x="19.7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21.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16.2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8.2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8" draw:id="id58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9.5cm" svg:y1="15cm" svg:x2="26.45cm" svg:y2="16.5cm" draw:start-shape="id50" draw:start-glue-point="1" draw:end-shape="id53" svg:d="m19500 15000h3475v1500h3475">
          <text:p/>
        </draw:connector>
        <draw:connector draw:style-name="gr4" draw:text-style-name="P1" draw:layer="layout" svg:x1="20cm" svg:y1="16.5cm" svg:x2="26.45cm" svg:y2="16.5cm" draw:start-shape="id51" draw:start-glue-point="1" draw:end-shape="id53" draw:end-glue-point="3" svg:d="m20000 16500h6450">
          <text:p/>
        </draw:connector>
        <draw:connector draw:style-name="gr4" draw:text-style-name="P1" draw:layer="layout" svg:x1="19.5cm" svg:y1="18cm" svg:x2="26.45cm" svg:y2="16.5cm" draw:start-shape="id52" draw:start-glue-point="1" draw:end-shape="id53" draw:end-glue-point="3" svg:d="m19500 18000h3475v-1500h3475">
          <text:p/>
        </draw:connector>
        <draw:g xml:id="id55" draw:id="id55">
          <draw:rect draw:style-name="gr1" draw:text-style-name="P3" draw:layer="layout" svg:width="2.25cm" svg:height="1cm" svg:x="19.7cm" svg:y="4.5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21.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5cm" draw:start-shape="id54" draw:end-shape="id55" draw:end-glue-point="3" svg:d="m18450 6500h625v-1500h625">
          <text:p/>
        </draw:connector>
        <draw:connector draw:style-name="gr4" draw:text-style-name="P1" draw:layer="layout" svg:x1="18.45cm" svg:y1="6.5cm" svg:x2="19.7cm" svg:y2="6.5cm" draw:start-shape="id54" draw:start-glue-point="1" draw:end-shape="id56" svg:d="m18450 6500h1250">
          <text:p/>
        </draw:connector>
        <draw:g xml:id="id57" draw:id="id57">
          <draw:rect draw:style-name="gr1" draw:text-style-name="P3" draw:layer="layout" svg:width="2.25cm" svg:height="1cm" svg:x="19.7cm" svg:y="7.5cm">
            <text:p text:style-name="P1"><text:span text:style-name="T2">Positionierung</text:span></text:p>
          </draw:rect>
          <draw:custom-shape draw:style-name="gr5" draw:text-style-name="P1" draw:layer="layout" svg:width="0.25cm" svg:height="0.25cm" svg:x="21.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22.95cm" svg:y="6cm">
            <text:p text:style-name="P1"><text:span text:style-name="T2">Kalorometrie</text:span></text:p>
          </draw:rect>
          <draw:custom-shape draw:style-name="gr5" draw:text-style-name="P1" draw:layer="layout" svg:width="0.25cm" svg:height="0.25cm" svg:x="24.9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45cm" svg:y1="6.5cm" svg:x2="19.7cm" svg:y2="8cm" draw:start-shape="id54" draw:start-glue-point="1" draw:end-shape="id57" draw:end-glue-point="3" svg:d="m18450 6500h625v1500h625">
          <text:p/>
        </draw:connector>
        <draw:connector draw:style-name="gr4" draw:text-style-name="P1" draw:layer="layout" svg:x1="21.95cm" svg:y1="5cm" svg:x2="27.575cm" svg:y2="6cm" draw:start-shape="id55" draw:start-glue-point="1" draw:end-shape="id58" draw:end-glue-point="0" svg:d="m21950 5000h5625v1000">
          <text:p/>
        </draw:connector>
        <draw:connector draw:style-name="gr4" draw:text-style-name="P1" draw:layer="layout" svg:x1="21.95cm" svg:y1="6.5cm" svg:x2="22.95cm" svg:y2="6.5cm" draw:start-shape="id56" draw:start-glue-point="1" draw:end-shape="id59" svg:d="m21950 6500h1000">
          <text:p/>
        </draw:connector>
        <draw:connector draw:style-name="gr4" draw:text-style-name="P1" draw:layer="layout" svg:x1="25.2cm" svg:y1="6.5cm" svg:x2="26.45cm" svg:y2="6.5cm" draw:start-shape="id59" draw:start-glue-point="1" draw:end-shape="id58" svg:d="m25200 6500h1250">
          <text:p/>
        </draw:connector>
        <draw:connector draw:style-name="gr4" draw:text-style-name="P1" draw:layer="layout" svg:x1="21.95cm" svg:y1="8cm" svg:x2="27.575cm" svg:y2="7cm" draw:start-shape="id57" draw:start-glue-point="1" draw:end-shape="id58" draw:end-glue-point="2" svg:d="m21950 8000h5625v-1000">
          <text:p/>
        </draw:connector>
        <draw:g xml:id="id62" draw:id="id62">
          <draw:rect draw:style-name="gr1" draw:text-style-name="P3" draw:layer="layout" svg:width="2.25cm" svg:height="1cm" svg:x="5.25cm" svg:y="6.5cm">
            <text:p text:style-name="P1"><text:span text:style-name="T2">CollisionBox</text:span></text:p>
          </draw:rect>
          <draw:custom-shape draw:style-name="gr5" draw:text-style-name="P1" draw:layer="layout" svg:width="0.25cm" svg:height="0.25cm" svg:x="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0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0.25cm" svg:y="13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0.25cm" svg:y="11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1" draw:id="id61">
          <draw:rect draw:style-name="gr1" draw:text-style-name="P3" draw:layer="layout" svg:width="2.75cm" svg:height="1cm" svg:x="5.25cm" svg:y="5cm">
            <text:p text:style-name="P1"><text:span text:style-name="T2">Volumen++</text:span></text:p>
          </draw:rect>
          <draw:custom-shape draw:style-name="gr10" draw:text-style-name="P1" draw:layer="layout" svg:width="0.25cm" svg:height="0.25cm" svg:x="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25cm" svg:y2="5.5cm" draw:start-shape="id60" draw:start-glue-point="1" draw:end-shape="id61" draw:end-glue-point="3" svg:d="m3250 6500h1000v-1000h1000">
          <text:p/>
        </draw:connector>
        <draw:connector draw:style-name="gr4" draw:text-style-name="P1" draw:layer="layout" svg:x1="3.25cm" svg:y1="6.5cm" svg:x2="5.25cm" svg:y2="7cm" draw:start-shape="id60" draw:start-glue-point="1" draw:end-shape="id62" draw:end-glue-point="3" svg:d="m3250 6500h1000v500h1000">
          <text:p/>
        </draw:connector>
        <draw:connector draw:style-name="gr4" draw:text-style-name="P1" draw:layer="layout" draw:line-skew="-0.6cm" svg:x1="8cm" svg:y1="5.5cm" svg:x2="16.2cm" svg:y2="6.5cm" draw:start-shape="id61" draw:start-glue-point="1" draw:end-shape="id54" svg:d="m8000 5500h3500v1000h4700">
          <text:p/>
        </draw:connector>
        <draw:connector draw:style-name="gr4" draw:text-style-name="P1" draw:layer="layout" draw:line-skew="-0.35cm" svg:x1="7.5cm" svg:y1="7cm" svg:x2="16.2cm" svg:y2="6.5cm" draw:start-shape="id62" draw:start-glue-point="1" draw:end-shape="id54" draw:end-glue-point="3" svg:d="m7500 7000h4000v-500h4700">
          <text:p/>
        </draw:connector>
        <draw:g>
          <draw:rect draw:style-name="gr1" draw:text-style-name="P3" draw:layer="layout" svg:width="2.75cm" svg:height="1cm" svg:x="23.5cm" svg:y="10cm">
            <text:p text:style-name="P1"><text:span text:style-name="T2">ShaderGlow</text:span></text:p>
          </draw:rect>
          <draw:custom-shape draw:style-name="gr5" draw:text-style-name="P1" draw:layer="layout" svg:width="0.25cm" svg:height="0.25cm" svg:x="26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75cm" svg:height="1cm" svg:x="23.5cm" svg:y="11.5cm">
            <text:p text:style-name="P1"><text:span text:style-name="T2">Ladebalken</text:span></text:p>
          </draw:rect>
          <draw:custom-shape draw:style-name="gr5" draw:text-style-name="P1" draw:layer="layout" svg:width="0.25cm" svg:height="0.25cm" svg:x="26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1" draw:layer="layout" svg:width="2.25cm" svg:height="1cm" svg:x="16.75cm" svg:y="11.5cm">
            <text:p text:style-name="P1">GUI 2</text:p>
          </draw:rect>
          <draw:custom-shape draw:style-name="gr11" draw:text-style-name="P1" draw:layer="layout" svg:width="0.25cm" svg:height="0.25cm" svg:x="18.7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Standard">
        <draw:g xml:id="id63" draw:id="id63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4" draw:id="id64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63" draw:start-glue-point="1" draw:end-shape="id64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63" draw:start-glue-point="1" draw:end-shape="id65" draw:end-glue-point="3" svg:d="m3750 16500h1250">
          <text:p/>
        </draw:connector>
        <draw:g xml:id="id66" draw:id="id66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63" draw:start-glue-point="1" draw:end-shape="id66" svg:d="m3750 16500h625v1500h625">
          <text:p/>
        </draw:connector>
        <draw:g xml:id="id67" draw:id="id67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63" draw:start-glue-point="1" draw:end-shape="id67" draw:end-glue-point="3" svg:d="m3750 16500h625v3000h625">
          <text:p/>
        </draw:connector>
        <draw:g xml:id="id68" draw:id="id68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63" draw:start-glue-point="1" draw:end-shape="id68" draw:end-glue-point="3" svg:d="m3750 16500h625v-3000h625">
          <text:p/>
        </draw:connector>
        <draw:g xml:id="id69" draw:id="id69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69" draw:start-glue-point="1" draw:end-shape="id70" svg:d="m10250 16500h1250">
          <text:p/>
        </draw:connector>
        <draw:g xml:id="id71" draw:id="id71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69" draw:start-glue-point="1" draw:end-shape="id71" draw:end-glue-point="3" svg:d="m10250 16500h625v1500h625">
          <text:p/>
        </draw:connector>
        <draw:g xml:id="id72" draw:id="id72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3" draw:id="id73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72" draw:start-glue-point="1" draw:end-shape="id73" draw:end-glue-point="3" svg:d="m16750 18500h500v-500h500">
          <text:p/>
        </draw:connector>
        <draw:g xml:id="id74" draw:id="id74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72" draw:start-glue-point="1" draw:end-shape="id74" draw:end-glue-point="3" svg:d="m16750 18500h500v1000h500">
          <text:p/>
        </draw:connector>
        <draw:g xml:id="id75" draw:id="id75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75" draw:start-glue-point="1" draw:end-shape="id76" draw:end-glue-point="3" svg:d="m22750 17500h625v-1000h625">
          <text:p/>
        </draw:connector>
        <draw:g xml:id="id77" draw:id="id77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75" draw:start-glue-point="1" draw:end-shape="id77" draw:end-glue-point="3" svg:d="m22750 17500h625v500h625">
          <text:p/>
        </draw:connector>
        <draw:g xml:id="id78" draw:id="id78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75" draw:start-glue-point="1" draw:end-shape="id78" draw:end-glue-point="3" svg:d="m22750 17500h625v2000h625">
          <text:p/>
        </draw:connector>
        <draw:g xml:id="id79" draw:id="id79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76" draw:start-glue-point="1" draw:end-shape="id79" draw:end-glue-point="3" svg:d="m26500 16500h500">
          <text:p/>
        </draw:connector>
        <draw:g xml:id="id93" draw:id="id93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4" draw:id="id94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5" draw:id="id95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6" draw:id="id96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0" draw:id="id80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2" draw:id="id82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1" draw:id="id81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80" draw:start-glue-point="1" draw:end-shape="id81" draw:end-glue-point="3" svg:d="m14000 13500h1250">
          <text:p/>
        </draw:connector>
        <draw:connector draw:style-name="gr4" draw:text-style-name="P1" draw:layer="layout" svg:x1="14cm" svg:y1="13.5cm" svg:x2="15.25cm" svg:y2="12cm" draw:start-shape="id80" draw:start-glue-point="1" draw:end-shape="id82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80" draw:start-glue-point="1" draw:end-shape="id83" svg:d="m14000 13500h625v1500h625">
          <text:p/>
        </draw:connector>
        <draw:g xml:id="id84" draw:id="id84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80" draw:start-glue-point="1" draw:end-shape="id84" draw:end-glue-point="3" svg:d="m14000 13500h625v-3000h625">
          <text:p/>
        </draw:connector>
        <draw:g xml:id="id85" draw:id="id85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80" draw:start-glue-point="1" draw:end-shape="id85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7" draw:id="id87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6" draw:id="id86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9" draw:id="id89">
          <draw:rect draw:style-name="gr1" draw:text-style-name="P3" draw:layer="layout" svg:width="2.75cm" svg:height="1cm" svg:x="19.25cm" svg:y="3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1" draw:id="id91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86" draw:start-glue-point="1" draw:end-shape="id87" draw:end-glue-point="3" svg:d="m13500 7000h1750">
          <text:p/>
        </draw:connector>
        <draw:g xml:id="id88" draw:id="id88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80" draw:start-glue-point="1" draw:end-shape="id88" draw:end-glue-point="3" svg:d="m14000 13500h625v-4500h625">
          <text:p/>
        </draw:connector>
        <draw:g xml:id="id90" draw:id="id90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4cm" draw:start-shape="id87" draw:start-glue-point="1" draw:end-shape="id89" draw:end-glue-point="3" svg:d="m17500 7000h875v-3000h875">
          <text:p/>
        </draw:connector>
        <draw:connector draw:style-name="gr4" draw:text-style-name="P1" draw:layer="layout" svg:x1="17.5cm" svg:y1="7cm" svg:x2="19.25cm" svg:y2="7cm" draw:start-shape="id87" draw:start-glue-point="1" draw:end-shape="id90" draw:end-glue-point="3" svg:d="m17500 7000h1750">
          <text:p/>
        </draw:connector>
        <draw:connector draw:style-name="gr4" draw:text-style-name="P1" draw:layer="layout" svg:x1="17.5cm" svg:y1="7cm" svg:x2="19.25cm" svg:y2="8.5cm" draw:start-shape="id87" draw:start-glue-point="1" draw:end-shape="id91" svg:d="m17500 7000h875v1500h875">
          <text:p/>
        </draw:connector>
        <draw:g xml:id="id92" draw:id="id92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75" draw:start-glue-point="1" draw:end-shape="id92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93" draw:start-glue-point="1" draw:end-shape="id94" draw:end-glue-point="3" svg:d="m24500 7000h625v-1500h625">
          <text:p/>
        </draw:connector>
        <draw:connector draw:style-name="gr4" draw:text-style-name="P1" draw:layer="layout" svg:x1="24.5cm" svg:y1="7cm" svg:x2="25.75cm" svg:y2="7cm" draw:start-shape="id93" draw:start-glue-point="1" draw:end-shape="id95" svg:d="m24500 7000h1250">
          <text:p/>
        </draw:connector>
        <draw:connector draw:style-name="gr4" draw:text-style-name="P1" draw:layer="layout" svg:x1="24.5cm" svg:y1="7cm" svg:x2="25.75cm" svg:y2="8.5cm" draw:start-shape="id93" draw:start-glue-point="1" draw:end-shape="id96" svg:d="m24500 7000h625v1500h625">
          <text:p/>
        </draw:connector>
        <draw:g xml:id="id97" draw:id="id97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75" draw:start-glue-point="1" draw:end-shape="id97" svg:d="m22750 17500h625v-4000h625">
          <text:p/>
        </draw:connector>
        <draw:g xml:id="id98" draw:id="id98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 XML++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87" draw:start-glue-point="1" draw:end-shape="id98" svg:d="m17500 7000h875v-1500h8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2-01-23T13:24:50.93</dc:date>
    <meta:editing-duration>P25DT2H29M13S</meta:editing-duration>
    <meta:editing-cycles>115</meta:editing-cycles>
    <meta:generator>OpenOffice.org/3.3$Win32 OpenOffice.org_project/330m20$Build-9567</meta:generator>
    <dc:creator>Thomas Tosik</dc:creator>
    <meta:document-statistic meta:object-count="450"/>
  </office:meta>
</office:document-meta>
</file>